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974cm" fo:min-width="3.28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052cm" fo:min-width="3.56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437cm" fo:min-width="2.8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973cm" fo:min-width="3.286cm"/>
    </style:style>
    <style:style style:name="gr5" style:family="graphic" style:parent-style-name="objectwithoutfill">
      <style:graphic-properties draw:fill="solid" draw:fill-color="#ffffff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0.66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73cm" fo:min-width="0.6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7.884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0.277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12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39cm" fo:min-width="0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1.74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379cm" fo:min-width="1.47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379cm" fo:min-width="1.296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0.847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027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0.938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379cm" fo:min-width="1.11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938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559cm" fo:min-width="1.296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758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379cm" fo:min-width="1.027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22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85cm"/>
    </style:style>
    <style:style style:name="gr26" style:family="graphic" style:parent-style-name="standard">
      <style:graphic-properties draw:stroke="none" svg:stroke-color="#000000" draw:fill="none" draw:fill-color="#ffffff" fo:min-height="2.84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3.691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1.024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1.402cm" fo:min-width="0.834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858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0.897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1cm" fo:min-width="1.15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86cm" svg:height="3.224cm" svg:x="4.197cm" svg:y="10.65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3.302cm" svg:x="3.54cm" svg:y="21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5cm" svg:height="2.687cm" svg:x="3.869cm" svg:y="21.398cm">
          <text:p text:style-name="P1">SAVE</text:p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86cm" svg:height="3.223cm" svg:x="14.613cm" svg:y="11.189cm">
          <text:p text:style-name="P1">SCENARIO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984cm" svg:y1="12.443cm" svg:x2="14.589cm" svg:y2="12.557cm">
          <text:p/>
        </draw:line>
        <draw:line draw:style-name="gr5" draw:text-style-name="P1" draw:layer="layout" svg:x1="5.191cm" svg:y1="21.066cm" svg:x2="6.09cm" svg:y2="13.876cm">
          <text:p/>
        </draw:line>
        <draw:custom-shape draw:style-name="gr6" draw:text-style-name="P1" draw:layer="layout" svg:width="2.33cm" svg:height="3.046cm" svg:x="4.635cm" svg:y="15.487cm">
          <text:p text:style-name="P1">LOAD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2.33cm" svg:height="3.045cm" svg:x="10.023cm" svg:y="11.011cm">
          <text:p text:style-name="P1">PLAY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" draw:layer="layout" svg:width="18.384cm" svg:height="4.136cm" svg:x="2.047cm" svg:y="3.667cm">
          <draw:text-box>
            <text:p><text:span text:style-name="T1">Assumptions: USER can be a player or admin, set under Privileges.</text:span></text:p>
            <text:p><text:span text:style-name="T1"><text:tab/></text:span><text:span text:style-name="T1"><text:tab/></text:span><text:span text:style-name="T1">Each USER can only have one SAVE_STATE.</text:span></text:p>
            <text:p><text:span text:style-name="T1"><text:tab/></text:span><text:span text:style-name="T1"><text:tab/></text:span><text:span text:style-name="T1">SAVE_STATE requires a USER.</text:span></text:p>
            <text:p><text:span text:style-name="T1"><text:tab/></text:span><text:span text:style-name="T1"><text:tab/></text:span><text:span text:style-name="T1">A USER can play any number of SCENARIOS, but only one at a time.</text:span></text:p>
            <text:p><text:span text:style-name="T1"><text:tab/></text:span><text:span text:style-name="T1"><text:tab/></text:span><text:span text:style-name="T1">Media in SCENARIOS contains videos, pictures, or links to these.</text:span></text:p>
            <text:p><text:span text:style-name="T1"><text:tab/></text:span><text:span text:style-name="T1"><text:tab/></text:span><text:span text:style-name="T1">Purchases may include UI overlays that don't effect game play.</text:span></text:p>
            <text:p><text:span text:style-name="T1"><text:tab/></text:span><text:span text:style-name="T1"><text:tab/></text:span><text:span text:style-name="T1">USER AvatarPics can be uploaded to database.</text:span></text:p>
          </draw:text-box>
        </draw:frame>
        <draw:frame draw:style-name="gr9" draw:text-style-name="P2" draw:layer="layout" svg:width="0.777cm" svg:height="0.806cm" svg:x="8.747cm" svg:y="11.668cm">
          <draw:text-box>
            <text:p><text:span text:style-name="T1">1</text:span></text:p>
          </draw:text-box>
        </draw:frame>
        <draw:frame draw:style-name="gr10" draw:text-style-name="P2" draw:layer="layout" svg:width="0.832cm" svg:height="0.806cm" svg:x="13.446cm" svg:y="11.541cm">
          <draw:text-box>
            <text:p><text:span text:style-name="T1">N</text:span></text:p>
          </draw:text-box>
        </draw:frame>
        <draw:frame draw:style-name="gr11" draw:text-style-name="P2" draw:layer="layout" svg:width="0.762cm" svg:height="0.889cm" svg:x="5.318cm" svg:y="14.462cm">
          <draw:text-box>
            <text:p><text:span text:style-name="T1">1</text:span></text:p>
          </draw:text-box>
        </draw:frame>
        <draw:frame draw:style-name="gr9" draw:text-style-name="P2" draw:layer="layout" svg:width="0.777cm" svg:height="0.806cm" svg:x="4.429cm" svg:y="18.863cm">
          <draw:text-box draw:corner-radius="0.508cm">
            <text:p><text:span text:style-name="T1">1</text:span></text:p>
          </draw:text-box>
        </draw:frame>
        <draw:custom-shape draw:style-name="gr12" draw:text-style-name="P3" draw:layer="layout" svg:width="3.175cm" svg:height="0.762cm" svg:x="1.889cm" svg:y="9.509cm">
          <text:p text:style-name="P1"><text:span text:style-name="T2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75cm" svg:y1="10.779cm" svg:x2="3.667cm" svg:y2="10.271cm">
          <text:p/>
        </draw:line>
        <draw:custom-shape draw:style-name="gr13" draw:text-style-name="P4" draw:layer="layout" svg:width="2.794cm" svg:height="0.889cm" svg:x="6.207cm" svg:y="9.128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842cm" svg:y1="10.652cm" svg:x2="6.842cm" svg:y2="9.89cm">
          <text:p/>
        </draw:line>
        <draw:custom-shape draw:style-name="gr14" draw:text-style-name="P5" draw:layer="layout" svg:width="2.54cm" svg:height="0.889cm" svg:x="1.254cm" svg:y="11.033cm">
          <text:p text:style-name="P1"><text:span text:style-name="T4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794cm" svg:y1="11.414cm" svg:x2="4.175cm" svg:y2="11.414cm">
          <text:p/>
        </draw:line>
        <draw:custom-shape draw:style-name="gr15" draw:text-style-name="P4" draw:layer="layout" svg:width="1.905cm" svg:height="1.016cm" svg:x="1.508cm" svg:y="13.192cm">
          <text:p text:style-name="P1"><text:span text:style-name="T3">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75cm" svg:y1="13.192cm" svg:x2="3.413cm" svg:y2="13.573cm">
          <text:p/>
        </draw:line>
        <draw:custom-shape draw:style-name="gr16" draw:text-style-name="P4" draw:layer="layout" svg:width="2.159cm" svg:height="1.016cm" svg:x="7.985cm" svg:y="21.32cm">
          <text:p text:style-name="P1"><text:span text:style-name="T3">UI_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604cm" svg:y1="21.828cm" svg:x2="7.985cm" svg:y2="21.828cm">
          <text:p/>
        </draw:line>
        <draw:custom-shape draw:style-name="gr17" draw:text-style-name="P4" draw:layer="layout" svg:width="2.032cm" svg:height="1.016cm" svg:x="8.62cm" svg:y="24.114cm">
          <text:p text:style-name="P1"><text:span text:style-name="T3">Font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604cm" svg:y1="24.368cm" svg:x2="8.62cm" svg:y2="24.622cm">
          <text:p/>
        </draw:line>
        <draw:custom-shape draw:style-name="gr18" draw:text-style-name="P4" draw:layer="layout" svg:width="2.286cm" svg:height="0.889cm" svg:x="7.604cm" svg:y="14.843cm">
          <text:p text:style-name="P1"><text:span text:style-name="T3">Avatar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731cm" svg:y1="13.827cm" svg:x2="8.366cm" svg:y2="14.843cm">
          <text:p/>
        </draw:line>
        <draw:custom-shape draw:style-name="gr19" draw:text-style-name="P5" draw:layer="layout" svg:width="2.032cm" svg:height="0.762cm" svg:x="14.208cm" svg:y="9.382cm">
          <text:p text:style-name="P1"><text:span text:style-name="T4">Scen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224cm" svg:y1="10.144cm" svg:x2="15.224cm" svg:y2="11.16cm">
          <text:p/>
        </draw:line>
        <draw:custom-shape draw:style-name="gr20" draw:text-style-name="P4" draw:layer="layout" svg:width="2.54cm" svg:height="1.143cm" svg:x="13.192cm" svg:y="15.351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286cm" svg:height="0.889cm" svg:x="13.319cm" svg:y="15.478cm">
          <text:p text:style-name="P1"><text:span text:style-name="T3">Proble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54cm" svg:height="1.143cm" svg:x="16.748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286cm" svg:height="0.889cm" svg:x="16.875cm" svg:y="15.478cm">
          <text:p text:style-name="P1"><text:span text:style-name="T3">Sol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97cm" svg:y1="14.335cm" svg:x2="14.843cm" svg:y2="15.351cm">
          <text:p/>
        </draw:line>
        <draw:line draw:style-name="gr5" draw:text-style-name="P1" draw:layer="layout" svg:x1="17.891cm" svg:y1="15.351cm" svg:x2="17.51cm" svg:y2="14.462cm">
          <text:p/>
        </draw:line>
        <draw:custom-shape draw:style-name="gr21" draw:text-style-name="P4" draw:layer="layout" svg:width="1.778cm" svg:height="0.762cm" svg:x="8.62cm" svg:y="10.398cm">
          <text:p text:style-name="P1"><text:span text:style-name="T3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85cm" svg:y1="11.287cm" svg:x2="8.62cm" svg:y2="10.906cm">
          <text:p/>
        </draw:line>
        <draw:custom-shape draw:style-name="gr22" draw:text-style-name="P3" draw:layer="layout" svg:width="2.159cm" svg:height="0.889cm" svg:x="1.127cm" svg:y="21.193cm">
          <text:p text:style-name="P1"><text:span text:style-name="T2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54cm" svg:y1="21.574cm" svg:x2="3.286cm" svg:y2="21.574cm">
          <text:p/>
        </draw:line>
        <draw:line draw:style-name="gr5" draw:text-style-name="P1" draw:layer="layout" svg:x1="1.508cm" svg:y1="21.828cm" svg:x2="1.762cm" svg:y2="21.828cm">
          <text:p/>
        </draw:line>
        <draw:line draw:style-name="gr5" draw:text-style-name="P1" draw:layer="layout" svg:x1="1.889cm" svg:y1="21.828cm" svg:x2="2.143cm" svg:y2="21.828cm">
          <text:p/>
        </draw:line>
        <draw:line draw:style-name="gr5" draw:text-style-name="P1" draw:layer="layout" svg:x1="2.27cm" svg:y1="21.828cm" svg:x2="2.524cm" svg:y2="21.828cm">
          <text:p/>
        </draw:line>
        <draw:line draw:style-name="gr5" draw:text-style-name="P1" draw:layer="layout" svg:x1="2.651cm" svg:y1="21.828cm" svg:x2="2.905cm" svg:y2="21.828cm">
          <text:p/>
        </draw:line>
        <draw:custom-shape draw:style-name="gr22" draw:text-style-name="P3" draw:layer="layout" svg:width="2.159cm" svg:height="0.889cm" svg:x="1.127cm" svg:y="22.971cm">
          <text:p text:style-name="P1"><text:span text:style-name="T2">Scen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54cm" svg:y1="23.352cm" svg:x2="3.286cm" svg:y2="23.352cm">
          <text:p/>
        </draw:line>
        <draw:line draw:style-name="gr5" draw:text-style-name="P1" draw:layer="layout" svg:x1="1.508cm" svg:y1="23.606cm" svg:x2="1.762cm" svg:y2="23.606cm">
          <text:p/>
        </draw:line>
        <draw:line draw:style-name="gr5" draw:text-style-name="P1" draw:layer="layout" svg:x1="1.889cm" svg:y1="23.606cm" svg:x2="2.143cm" svg:y2="23.606cm">
          <text:p/>
        </draw:line>
        <draw:line draw:style-name="gr5" draw:text-style-name="P1" draw:layer="layout" svg:x1="2.27cm" svg:y1="23.606cm" svg:x2="2.524cm" svg:y2="23.606cm">
          <text:p/>
        </draw:line>
        <draw:line draw:style-name="gr5" draw:text-style-name="P1" draw:layer="layout" svg:x1="2.651cm" svg:y1="23.606cm" svg:x2="2.905cm" svg:y2="23.606cm">
          <text:p/>
        </draw:line>
        <draw:line draw:style-name="gr5" draw:text-style-name="P1" draw:layer="layout" svg:x1="5.699cm" svg:y1="18.399cm" svg:x2="5.445cm" svg:y2="21.066cm">
          <text:p/>
        </draw:line>
        <draw:custom-shape draw:style-name="gr20" draw:text-style-name="P4" draw:layer="layout" svg:width="2.54cm" svg:height="1.143cm" svg:x="16.748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286cm" svg:height="0.889cm" svg:x="16.875cm" svg:y="9.255cm">
          <text:p text:style-name="P1"><text:span text:style-name="T3">M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1cm" svg:y1="11.16cm" svg:x2="17.637cm" svg:y2="10.271cm">
          <text:p/>
        </draw:line>
        <draw:custom-shape draw:style-name="gr20" draw:text-style-name="P4" draw:layer="layout" svg:width="2.54cm" svg:height="1.143cm" svg:x="3.54cm" svg:y="25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286cm" svg:height="0.889cm" svg:x="3.667cm" svg:y="25.384cm">
          <text:p text:style-name="P1"><text:span text:style-name="T3">Purcha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937cm" svg:y1="24.368cm" svg:x2="4.937cm" svg:y2="25.257cm">
          <text:p/>
        </draw:line>
        <draw:frame draw:style-name="gr23" draw:text-style-name="P2" draw:layer="layout" svg:width="1.522cm" svg:height="0.806cm" svg:x="8.338cm" svg:y="12.611cm">
          <draw:text-box>
            <text:p><text:span text:style-name="T1">(0,1)</text:span></text:p>
          </draw:text-box>
        </draw:frame>
        <draw:frame draw:style-name="gr23" draw:text-style-name="P2" draw:layer="layout" svg:width="1.522cm" svg:height="0.806cm" svg:x="5.828cm" svg:y="19.371cm">
          <draw:text-box>
            <text:p><text:span text:style-name="T1">(1,1)</text:span></text:p>
          </draw:text-box>
        </draw:frame>
        <draw:frame draw:style-name="gr23" draw:text-style-name="P2" draw:layer="layout" svg:width="1.522cm" svg:height="0.806cm" svg:x="12.811cm" svg:y="12.811cm">
          <draw:text-box>
            <text:p><text:span text:style-name="T1">(1,n)</text:span></text:p>
          </draw:text-box>
        </draw:frame>
        <draw:frame draw:style-name="gr23" draw:text-style-name="P2" draw:layer="layout" svg:width="1.522cm" svg:height="0.806cm" svg:x="6.082cm" svg:y="14.335cm">
          <draw:text-box>
            <text:p><text:span text:style-name="T1">(1,1)</text:span></text:p>
          </draw:text-box>
        </draw:frame>
        <draw:custom-shape draw:style-name="gr24" draw:text-style-name="P4" draw:layer="layout" svg:width="2.286cm" svg:height="1.016cm" svg:x="1.762cm" svg:y="14.843cm">
          <text:p text:style-name="P1"><text:span text:style-name="T3">Privile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683cm" svg:y1="13.827cm" svg:x2="3.794cm" svg:y2="14.97cm">
          <text:p/>
        </draw:line>
        <draw:frame draw:style-name="gr25" draw:layer="layout" svg:width="10.785cm" svg:height="0.962cm" svg:x="2.905cm" svg:y="1cm">
          <draw:text-box>
            <text:p>Pluvali Game Database ER Diagram</text:p>
          </draw:text-box>
        </draw:frame>
        <draw:custom-shape draw:style-name="gr19" draw:text-style-name="P3" draw:layer="layout" svg:width="2.032cm" svg:height="0.762cm" svg:x="18.526cm" svg:y="11.541cm">
          <text:p text:style-name="P1"><text:span text:style-name="T2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78cm" svg:y1="12.176cm" svg:x2="18.399cm" svg:y2="12.43cm">
          <text:p/>
        </draw:line>
        <draw:frame draw:style-name="gr26" draw:text-style-name="P6" draw:layer="layout" svg:width="3.588cm" svg:height="3.095cm" svg:x="17.002cm" svg:y="1.046cm">
          <draw:text-box>
            <text:p><text:span text:style-name="T3">Members:</text:span></text:p>
            <text:p><text:span text:style-name="T3">Alex Davis</text:span></text:p>
            <text:p><text:span text:style-name="T3">Steve Kosovich</text:span></text:p>
            <text:p><text:span text:style-name="T3">Tim Leikam</text:span></text:p>
            <text:p><text:span text:style-name="T3">Greg Martini</text:span></text:p>
          </draw:text-box>
        </draw:frame>
        <draw:custom-shape draw:style-name="gr27" draw:text-style-name="P1" draw:layer="layout" svg:width="4.191cm" svg:height="2.794cm" svg:x="15.097cm" svg:y="20.431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048cm" svg:height="3.046cm" svg:x="10.779cm" svg:y="21.447cm">
          <text:p text:style-name="P1">REFERENC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2.667cm" svg:height="3.302cm" svg:x="10.652cm" svg:y="16.621cm">
          <text:p text:style-name="P1">BUYS</text:p>
          <text:p text:style-name="P1">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7.985cm" svg:y1="13.319cm" svg:x2="11.922cm" svg:y2="16.748cm">
          <text:p/>
        </draw:line>
        <draw:line draw:style-name="gr5" draw:text-style-name="P1" draw:layer="layout" svg:x1="12.684cm" svg:y1="19.161cm" svg:x2="15.605cm" svg:y2="20.431cm">
          <text:p/>
        </draw:line>
        <draw:line draw:style-name="gr5" draw:text-style-name="P1" draw:layer="layout" svg:x1="7.604cm" svg:y1="23.098cm" svg:x2="11.16cm" svg:y2="23.352cm">
          <text:p/>
        </draw:line>
        <draw:line draw:style-name="gr5" draw:text-style-name="P1" draw:layer="layout" svg:x1="13.065cm" svg:y1="22.209cm" svg:x2="15.097cm" svg:y2="21.701cm">
          <text:p/>
        </draw:line>
        <draw:custom-shape draw:style-name="gr16" draw:text-style-name="P4" draw:layer="layout" svg:width="2.159cm" svg:height="1.016cm" svg:x="15.351cm" svg:y="18.653cm">
          <text:p text:style-name="P1"><text:span text:style-name="T3">item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2.159cm" svg:height="1.016cm" svg:x="18.272cm" svg:y="18.78cm">
          <text:p text:style-name="P1"><text:span text:style-name="T3">item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2.159cm" svg:height="1.016cm" svg:x="14.462cm" svg:y="23.987cm">
          <text:p text:style-name="P1"><text:span text:style-name="T3">categ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3.334cm" svg:height="1.016cm" svg:x="17.256cm" svg:y="23.987cm">
          <text:p text:style-name="P1"><text:span text:style-name="T3">item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113cm" svg:y1="24.114cm" svg:x2="16.494cm" svg:y2="23.225cm">
          <text:p/>
        </draw:line>
        <draw:line draw:style-name="gr5" draw:text-style-name="P1" draw:layer="layout" svg:x1="18.653cm" svg:y1="23.225cm" svg:x2="18.78cm" svg:y2="23.987cm">
          <text:p/>
        </draw:line>
        <draw:line draw:style-name="gr5" draw:text-style-name="P1" draw:layer="layout" svg:x1="16.367cm" svg:y1="19.669cm" svg:x2="16.494cm" svg:y2="20.431cm">
          <text:p/>
        </draw:line>
        <draw:line draw:style-name="gr5" draw:text-style-name="P1" draw:layer="layout" svg:x1="19.034cm" svg:y1="19.796cm" svg:x2="18.78cm" svg:y2="20.431cm">
          <text:p/>
        </draw:line>
        <draw:frame draw:style-name="gr11" draw:text-style-name="P2" draw:layer="layout" svg:width="0.762cm" svg:height="0.889cm" svg:x="9.001cm" svg:y="22.209cm">
          <draw:text-box>
            <text:p><text:span text:style-name="T1">N</text:span></text:p>
          </draw:text-box>
        </draw:frame>
        <draw:frame draw:style-name="gr31" draw:text-style-name="P2" draw:layer="layout" svg:width="0.762cm" svg:height="0.806cm" svg:x="14.208cm" svg:y="21.955cm">
          <draw:text-box>
            <text:p><text:span text:style-name="T1">M</text:span></text:p>
          </draw:text-box>
        </draw:frame>
        <draw:frame draw:style-name="gr23" draw:text-style-name="P2" draw:layer="layout" svg:width="1.522cm" svg:height="0.806cm" svg:x="8.62cm" svg:y="23.225cm">
          <draw:text-box>
            <text:p><text:span text:style-name="T1">(0,n)</text:span></text:p>
          </draw:text-box>
        </draw:frame>
        <draw:frame draw:style-name="gr32" draw:text-style-name="P2" draw:layer="layout" svg:width="1.662cm" svg:height="0.806cm" svg:x="12.684cm" svg:y="20.939cm">
          <draw:text-box>
            <text:p><text:span text:style-name="T1">(0,m)</text:span></text:p>
          </draw:text-box>
        </draw:frame>
        <draw:frame draw:style-name="gr33" draw:text-style-name="P2" draw:layer="layout" svg:width="1.651cm" svg:height="1.06cm" svg:x="9.255cm" svg:y="16.196cm">
          <draw:text-box>
            <text:p><text:span text:style-name="T1">(0,1)</text:span></text:p>
          </draw:text-box>
        </draw:frame>
        <draw:frame draw:style-name="gr32" draw:text-style-name="P2" draw:layer="layout" svg:width="1.662cm" svg:height="0.806cm" svg:x="12.684cm" svg:y="20.939cm">
          <draw:text-box>
            <text:p><text:span text:style-name="T1">(0,m)</text:span></text:p>
          </draw:text-box>
        </draw:frame>
        <draw:frame draw:style-name="gr10" draw:text-style-name="P2" draw:layer="layout" svg:width="0.832cm" svg:height="0.806cm" svg:x="14.081cm" svg:y="18.609cm">
          <draw:text-box>
            <text:p><text:span text:style-name="T1">1</text:span></text:p>
          </draw:text-box>
        </draw:frame>
        <draw:frame draw:style-name="gr33" draw:text-style-name="P2" draw:layer="layout" svg:width="1.651cm" svg:height="1.06cm" svg:x="12.811cm" svg:y="19.669cm">
          <draw:text-box>
            <text:p><text:span text:style-name="T1">(0,1)</text:span></text:p>
          </draw:text-box>
        </draw:frame>
        <draw:frame draw:style-name="gr10" draw:text-style-name="P2" draw:layer="layout" svg:width="0.832cm" svg:height="0.806cm" svg:x="11.09cm" svg:y="14.926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12:38.059000000</meta:creation-date>
    <dc:date>2014-11-11T20:41:43.311000000</dc:date>
    <meta:editing-duration>PT7H32M23S</meta:editing-duration>
    <meta:editing-cycles>10</meta:editing-cycles>
    <meta:generator>LibreOffice/4.3.1.2$Windows_x86 LibreOffice_project/958349dc3b25111dbca392fbc281a05559ef6848</meta:generator>
    <meta:document-statistic meta:object-count="90"/>
  </office:meta>
</office:document-meta>
</file>